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113H04M26.395S" calcext:value-type="time">
            <text:p>113:04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/>
          <table:table-cell table:style-name="ce18" table:formula="of:=IF([.G29]-[.F29] &gt; 0; [.G29]-[.F29]; 0)" office:value-type="time" office:time-value="PT00H00M00S" calcext:value-type="time">
            <text:p>00:00</text:p>
          </table:table-cell>
          <table:table-cell table:style-name="ce18" table:formula="of:=[.D29]+[.H29]" office:value-type="time" office:time-value="PT04H52M14.039S" calcext:value-type="time">
            <text:p>04:52</text:p>
          </table:table-cell>
          <table:table-cell table:style-name="ce24"/>
          <table:table-cell table:style-name="ce30" office:value-type="string" calcext:value-type="string">
            <text:p>Color improvements, bat fly/death sprites/animations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29H28M10.621S" calcext:value-type="time">
            <text:p>29: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]-[.B32] &gt; 0; [.C32]-[.B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]-[.F32] &gt; 0; [.G32]-[.F32]; 0)" office:value-type="time" office:time-value="PT00H00M00S" calcext:value-type="time">
            <text:p>00:00</text:p>
          </table:table-cell>
          <table:table-cell table:formula="of:=[.D32]+[.H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]-[.B33] &gt; 0; [.C33]-[.B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]-[.B34] &gt; 0; [.C34]-[.B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]-[.F34] &gt; 0; [.G34]-[.F34]; 0)" office:value-type="time" office:time-value="PT00H00M00S" calcext:value-type="time">
            <text:p>00:00</text:p>
          </table:table-cell>
          <table:table-cell table:formula="of:=[.D34]+[.H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]-[.B35] &gt; 0; [.C35]-[.B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]-[.F35] &gt; 0; [.G35]-[.F35]; 0)" office:value-type="time" office:time-value="PT00H00M00S" calcext:value-type="time">
            <text:p>00:00</text:p>
          </table:table-cell>
          <table:table-cell table:style-name="ce18" table:formula="of:=[.D35]+[.H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]-[.B37] &gt; 0; [.C37]-[.B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]-[.F37] &gt; 0; [.G37]-[.F37]; 0)" office:value-type="time" office:time-value="PT00H00M00S" calcext:value-type="time">
            <text:p>00:00</text:p>
          </table:table-cell>
          <table:table-cell table:formula="of:=[.D37]+[.H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]-[.B38] &gt; 0; [.C38]-[.B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]-[.F38] &gt; 0; [.G38]-[.F38]; 0)" office:value-type="time" office:time-value="PT00H00M00S" calcext:value-type="time">
            <text:p>00:00</text:p>
          </table:table-cell>
          <table:table-cell table:formula="of:=[.D38]+[.H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]-[.B39] &gt; 0; [.C39]-[.B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]-[.F39] &gt; 0; [.G39]-[.F39]; 0)" office:value-type="time" office:time-value="PT00H00M00S" calcext:value-type="time">
            <text:p>00:00</text:p>
          </table:table-cell>
          <table:table-cell table:formula="of:=[.D39]+[.H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0]-[.B40] &gt; 0; [.C40]-[.B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0]-[.F40] &gt; 0; [.G40]-[.F40]; 0)" office:value-type="time" office:time-value="PT00H00M00S" calcext:value-type="time">
            <text:p>00:00</text:p>
          </table:table-cell>
          <table:table-cell table:formula="of:=[.D40]+[.H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1]-[.B41] &gt; 0; [.C41]-[.B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1]-[.F41] &gt; 0; [.G41]-[.F41]; 0)" office:value-type="time" office:time-value="PT00H00M00S" calcext:value-type="time">
            <text:p>00:00</text:p>
          </table:table-cell>
          <table:table-cell table:style-name="ce18" table:formula="of:=[.D41]+[.H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3]-[.B43] &gt; 0; [.C43]-[.B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3]-[.F43] &gt; 0; [.G43]-[.F43]; 0)" office:value-type="time" office:time-value="PT00H00M00S" calcext:value-type="time">
            <text:p>00:00</text:p>
          </table:table-cell>
          <table:table-cell table:formula="of:=[.D43]+[.H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4]-[.B44] &gt; 0; [.C44]-[.B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4]-[.F44] &gt; 0; [.G44]-[.F44]; 0)" office:value-type="time" office:time-value="PT00H00M00S" calcext:value-type="time">
            <text:p>00:00</text:p>
          </table:table-cell>
          <table:table-cell table:formula="of:=[.D44]+[.H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4">00/00/0000</text:date>, <text:time style:data-style-name="N2" text:time-value="08:20:52.2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1-14T14:14:12.964000000</dc:date>
    <dc:creator>Benjamin Laws</dc:creator>
    <meta:editing-duration>P3DT4H32M9S</meta:editing-duration>
    <meta:editing-cycles>90</meta:editing-cycles>
    <meta:generator>LibreOffice/7.1.8.1$Windows_X86_64 LibreOffice_project/e1f30c802c3269a1d052614453f260e49458c82c</meta:generator>
    <meta:document-statistic meta:table-count="2" meta:cell-count="316" meta:object-count="0"/>
  </office:meta>
</office:document-meta>
</file>